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Mix 1P" svg:font-family="'MigMix 1P'" style:font-adornments="標準" style:font-family-generic="modern" style:font-pitch="variable"/>
    <style:font-face style:name="TeXGyreHeros2" svg:font-family="TeXGyreHeros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TeXGyreHeros" svg:font-family="TeXGyreHeros" style:font-family-generic="roman" style:font-pitch="variable"/>
    <style:font-face style:name="TeXGyreHeros1" svg:font-family="TeXGyreHeros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gMix 1P1" svg:font-family="'MigMix 1P'" style:font-family-generic="system" style:font-pitch="variable"/>
    <style:font-face style:name="MigMix 1P2" svg:font-family="'MigMix 1P'" style:font-adornments="標準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25cm"/>
    </style:style>
    <style:style style:name="P1" style:family="paragraph">
      <style:paragraph-properties fo:margin-top="0cm" fo:margin-bottom="0cm" fo:line-height="80%">
        <style:tab-stops/>
      </style:paragraph-properties>
      <style:text-properties fo:font-size="80pt" style:font-size-asian="80pt" style:font-size-complex="80pt"/>
    </style:style>
    <style:style style:name="P2" style:family="paragraph">
      <style:paragraph-properties fo:margin-top="0cm" fo:margin-bottom="0cm" fo:line-height="80%">
        <style:tab-stops/>
      </style:paragraph-properties>
      <style:text-properties fo:font-size="72pt" style:font-size-asian="72pt" style:font-size-complex="72pt"/>
    </style:style>
    <style:style style:name="T1" style:family="text">
      <style:text-properties fo:font-size="95pt" style:font-size-asian="95pt" style:font-size-complex="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cm" svg:height="9.204cm" svg:x="0.5cm" svg:y="-0.517cm">
          <draw:text-box>
            <text:p text:style-name="P1"><text:span text:style-name="T1">イエネコ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gMix 1P" svg:font-family="'MigMix 1P'" style:font-adornments="標準" style:font-family-generic="modern" style:font-pitch="variable"/>
    <style:font-face style:name="TeXGyreHeros2" svg:font-family="TeXGyreHeros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TeXGyreHeros" svg:font-family="TeXGyreHeros" style:font-family-generic="roman" style:font-pitch="variable"/>
    <style:font-face style:name="TeXGyreHeros1" svg:font-family="TeXGyreHeros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gMix 1P1" svg:font-family="'MigMix 1P'" style:font-family-generic="system" style:font-pitch="variable"/>
    <style:font-face style:name="MigMix 1P2" svg:font-family="'MigMix 1P'" style:font-adornments="標準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cm" svg:stroke-color="#000000" draw:marker-start-width="0.46cm" draw:marker-start-center="false" draw:marker-end-width="0.46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eXGyreHeros2" fo:font-family="TeXGyreHeros" style:font-style-name="標準" style:font-family-generic="modern" style:font-pitch="variable" fo:font-size="18pt" fo:language="en" fo:country="US" fo:font-style="normal" fo:text-shadow="none" style:text-underline-style="none" fo:font-weight="normal" style:letter-kerning="true" style:font-name-asian="MigMix 1P" style:font-family-asian="'MigMix 1P'" style:font-style-name-asian="標準" style:font-family-generic-asian="modern" style:font-pitch-asian="variable" style:font-size-asian="18pt" style:language-asian="ja" style:country-asian="JP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2cm" svg:stroke-color="#000000" draw:marker-start-width="0.78cm" draw:marker-start-center="true" draw:marker-end="Rounded_20_short_20_Arrow" draw:marker-end-width="1.08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solid" svg:stroke-width="0.2cm" draw:marker-start-width="0.62cm" draw:marker-end-width="0.64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_20_block" style:display-name="code block" style:family="graphic" style:parent-style-name="standard">
      <style:graphic-properties draw:stroke="none" draw:fill-color="#ccffcc" draw:fill-gradient-name="Gradient_20_2" draw:fill-hatch-name="Hatching_20_91" draw:fill-image-name="Bitmap_20_1"/>
      <style:paragraph-properties>
        <style:tab-stops/>
      </style:paragraph-properties>
      <style:text-properties fo:font-size="10pt" style:font-size-asian="10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5M53S</meta:editing-duration>
    <meta:editing-cycles>15</meta:editing-cycles>
    <meta:generator>LibreOffice/4.3.1.2$Windows_x86 LibreOffice_project/958349dc3b25111dbca392fbc281a05559ef6848</meta:generator>
    <dc:date>2014-12-15T09:54:43.533000000</dc:date>
    <dc:creator>SENOO KEN</dc:creator>
    <meta:document-statistic meta:object-count="1"/>
  </office:meta>
</office:document-meta>
</file>